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6pt" fo:font-style="italic" style:text-underline-style="solid" style:text-underline-width="auto" style:text-underline-color="font-color" fo:font-weight="normal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6pt" fo:font-style="normal" style:text-underline-style="solid" style:text-underline-width="auto" style:text-underline-color="font-color" fo:font-weight="bold" style:font-size-asian="6pt" style:font-style-asian="normal" style:font-weight-asian="bold" style:font-size-complex="6pt" style:font-style-complex="normal" style:font-weight-complex="bold"/>
    </style:style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8" style:family="text"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T10" style:family="text">
      <style:text-properties fo:font-size="6pt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1" style:family="text">
      <style:text-properties fo:font-size="6pt" fo:font-style="italic" style:text-underline-style="none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font-size="6pt" fo:font-style="italic" style:text-underline-style="none" style:font-size-asian="6pt" style:font-style-asian="italic" style:font-size-complex="6pt" style:font-style-complex="italic"/>
    </style:style>
    <style:style style:name="T13" style:family="text">
      <style:text-properties fo:font-size="6pt" fo:font-style="italic" style:text-underline-style="none" fo:font-weight="bold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ando e Desmontando Sistema de Arquivos</text:p>
      <text:list xml:id="list1461138731" text:style-name="L1">
        <text:list-item>
          <text:p text:style-name="P7"><text:span text:style-name="T4">$</text:span><text:span text:style-name="T1"> </text:span><text:span text:style-name="T4">mount</text:span><text:span text:style-name="T1"> [opções] </text:span><text:span text:style-name="T4">dispositivo diretório</text:span></text:p>
          <text:list>
            <text:list-item>
              <text:p text:style-name="P8">Utilizado para montar um dispositivo na hierarquia do sistema de arquivos do Linux. Ele aceita outras casos de uso:</text:p>
              <text:p text:style-name="P11"><text:span text:style-name="T8">$ mount </text:span><text:span text:style-name="T11">[opções]</text:span><text:span text:style-name="T8"> dispositivo</text:span></text:p>
              <text:p text:style-name="P11"><text:span text:style-name="T8">$ mount </text:span><text:span text:style-name="T11">[opções]</text:span><text:span text:style-name="T8"> diretório</text:span></text:p>
              <text:p text:style-name="P11"><text:span text:style-name="T8">Nos casos acima o comando </text:span><text:span text:style-name="T11">mount</text:span><text:span text:style-name="T8"> irá ler as informações que necessita no arquivo /etc/fstab.</text:span></text:p>
              <text:list>
                <text:list-item>
                  <text:p text:style-name="P11"><text:span text:style-name="T11">-a</text:span><text:span text:style-name="T8">: Monta todos os dispositivos especificados no arquivo </text:span><text:span text:style-name="T11">/etc/fstab</text:span><text:span text:style-name="T8"> que não têm a opção </text:span><text:span text:style-name="T11">noauto</text:span><text:span text:style-name="T8"> selecionada.</text:span></text:p>
                </text:list-item>
                <text:list-item>
                  <text:p text:style-name="P11"><text:span text:style-name="T11">-r</text:span><text:span text:style-name="T8">: Monta o sistema de arquivos do dispositivo como somente leitura.</text:span></text:p>
                </text:list-item>
                <text:list-item>
                  <text:p text:style-name="P11"><text:span text:style-name="T11">-w</text:span><text:span text:style-name="T8">: Monta o sistema de arquivos do dispositivo para leitura e gravação.</text:span></text:p>
                </text:list-item>
                <text:list-item>
                  <text:p text:style-name="P11"><text:span text:style-name="T11">-o</text:span><text:span text:style-name="T8">: Especifica as opções de montagem.</text:span></text:p>
                </text:list-item>
                <text:list-item>
                  <text:p text:style-name="P11"><text:span text:style-name="T11">-t</text:span><text:span text:style-name="T8"> </text:span><text:span text:style-name="T11">[tipo]</text:span><text:span text:style-name="T8">: Especifica o tipo do sistema de arquivos do dispositivo.</text:span></text:p>
                </text:list-item>
              </text:list>
            </text:list-item>
          </text:list>
          <text:p text:style-name="P13">$ mount /dev/hda1 /mnt -r -t vfat </text:p>
          <text:p text:style-name="P13">$ mount /dev/f0 /floppy -t vfat</text:p>
          <text:p text:style-name="P13">$ mount /dev/sda1 /mnt -t ext4</text:p>
          <text:p text:style-name="P13">$ mount -o remount,ro /</text:p>
        </text:list-item>
        <text:list-item>
          <text:p text:style-name="P7"><text:span text:style-name="T4">$ umount </text:span><text:span text:style-name="T1">[opções] </text:span><text:span text:style-name="T4">dispositivo</text:span> </text:p>
          <text:list>
            <text:list-item>
              <text:p text:style-name="P7">Sincroniza o conteúdo do disco com o conteúdo dos buffers (memória própria para transferência de dados) e libera o diretório para montagem.</text:p>
              <text:list>
                <text:list-item>
                  <text:p text:style-name="P7"><text:span text:style-name="T2">-a:</text:span> <text:span text:style-name="T5">Desmonta todos os dispositivos listados no arquivo /etc/mtab, que é mantido pelo comando </text:span><text:span text:style-name="T2">mount </text:span><text:span text:style-name="T5">como referência de todos os dispositivos montados.</text:span></text:p>
                </text:list-item>
                <text:list-item>
                  <text:p text:style-name="P7"><text:span text:style-name="T2">-t [tipo]: </text:span><text:span text:style-name="T5">Desmonta somente os dispositivos que contenham o sistema especificado no </text:span><text:span text:style-name="T2">tipo</text:span><text:span text:style-name="T5">.</text:span></text:p>
                </text:list-item>
              </text:list>
            </text:list-item>
          </text:list>
        </text:list-item>
      </text:list>
      <text:p text:style-name="P4"><text:tab/><text:tab/>$ umount /dev/cdrom</text:p>
      <text:p text:style-name="P4"><text:tab/><text:tab/>$ umount /cdrom</text:p>
      <text:p text:style-name="P3">Trabalhando com Permissões</text:p>
      <text:list xml:id="list216260113" text:continue-numbering="true" text:style-name="L1">
        <text:list-item>
          <text:p text:style-name="P12"><text:span text:style-name="T9">$ chmod </text:span><text:span text:style-name="T12">[opções] [permissões] diretório/arquivo</text:span></text:p>
          <text:list>
            <text:list-item>
              <text:p text:style-name="P7">Utilizado para modificar as permissões de diretórios e arquivos. Ele aceita as permissões representadas por letras ou octetos. </text:p>
              <text:list>
                <text:list-item>
                  <text:p text:style-name="P7"><text:span text:style-name="T2">-v:</text:span> <text:span text:style-name="T5">Reporta as permissões dos arquivos, inclusive as mudanças de permissões.</text:span></text:p>
                </text:list-item>
                <text:list-item>
                  <text:p text:style-name="P7"><text:span text:style-name="T2">-c : </text:span><text:span text:style-name="T5">Reporta somente a mudança de permissões.</text:span></text:p>
                </text:list-item>
                <text:list-item>
                  <text:p text:style-name="P7"><text:span text:style-name="T2">-R:</text:span><text:span text:style-name="T5"> Muda as permissões de todos os arquivos e diretórios recursivamente dentro da mesma hierarquia.</text:span></text:p>
                </text:list-item>
              </text:list>
            </text:list-item>
          </text:list>
        </text:list-item>
      </text:list>
      <text:p text:style-name="P4"><text:tab/><text:tab/>$ chmod 755 Leime.txt</text:p>
      <text:p text:style-name="P2"><text:tab/><text:tab/>$ chmod u=rwx,go=rx Leiame.txt</text:p>
      <text:p text:style-name="P2"><text:tab/><text:tab/>$ chmod +x Leiame.txt</text:p>
      <text:list xml:id="list345877596" text:continue-numbering="true" text:style-name="L1">
        <text:list-item>
          <text:p text:style-name="P12"><text:span text:style-name="T9">$ chown </text:span><text:span text:style-name="T12">[opções] usuário arquivo</text:span></text:p>
          <text:list>
            <text:list-item>
              <text:p text:style-name="P7">Altera o dono do arquivo ou diretório e pode também alterar o grupo a que pertence. </text:p>
              <text:list>
                <text:list-item>
                  <text:p text:style-name="P7"><text:span text:style-name="T2">-v:</text:span> Reporta o dono dos arquivos, inclusive as mudanças de dono<text:span text:style-name="T5">.</text:span></text:p>
                </text:list-item>
                <text:list-item>
                  <text:p text:style-name="P7"><text:span text:style-name="T2">-c : </text:span><text:span text:style-name="T5">Reporta somente a mudança de dono.</text:span></text:p>
                </text:list-item>
                <text:list-item>
                  <text:p text:style-name="P7"><text:span text:style-name="T2">-R:</text:span><text:span text:style-name="T5"> Muda o dono de todos os arquivos e diretórios recursivamente dentro da mesma hierarquia.</text:span></text:p>
                </text:list-item>
              </text:list>
            </text:list-item>
          </text:list>
        </text:list-item>
      </text:list>
      <text:p text:style-name="P4"><text:tab/><text:tab/>$ chown rodrigo Leime.txt</text:p>
      <text:p text:style-name="P2"><text:tab/><text:tab/>$ chown rodrigo. Leiame.txt</text:p>
      <text:p text:style-name="P2"><text:tab/><text:tab/>$ chown rodrigo.users Leiame.txt</text:p>
      <text:p text:style-name="P2"><text:tab/><text:tab/>$ chown .users Leiame.txt</text:p>
      <text:p text:style-name="P2"><text:tab/><text:tab/>$ chown -R rodrigo /home/oriso</text:p>
      <text:list xml:id="list1304420707" text:continue-numbering="true" text:style-name="L1">
        <text:list-item>
          <text:p text:style-name="P11"><text:span text:style-name="T10">$ chattr </text:span><text:span text:style-name="T13">[opções] [modo] arquivos</text:span></text:p>
          <text:list>
            <text:list-item>
              <text:p text:style-name="P11"><text:span text:style-name="T7">Modifica atributos de arquivos e diretórios. </text:span><text:span text:style-name="T8">Os modos que o </text:span><text:span text:style-name="T11">chattr </text:span><text:span text:style-name="T8">suporta são adicionar (+), retirar (-) ou configurar exatamente um atributo de um arquivo.</text:span></text:p>
              <text:list>
                <text:list-item>
                  <text:p text:style-name="P7"><text:span text:style-name="T2">-R:</text:span> Modifica atributos em arquivos e subdiretórios recursivamente<text:span text:style-name="T5">.</text:span></text:p>
                </text:list-item>
                <text:list-item>
                  <text:p text:style-name="P7"><text:span text:style-name="T2">-V: </text:span><text:span text:style-name="T5">Mostra detalhes sobre a modificação de atributos.</text:span></text:p>
                </text:list-item>
              </text:list>
            </text:list-item>
          </text:list>
        </text:list-item>
      </text:list>
      <text:p text:style-name="P2"><text:tab/><text:tab/>$ chattr +AacdiSsu teste.txt</text:p>
      <text:p text:style-name="P2"><text:tab/><text:tab/>$ chattr =Ass teste.txt</text:p>
      <text:p text:style-name="P2"><text:tab/><text:tab/>$ chattr +i -A teste.txt</text:p>
      <text:list xml:id="list1338190603" text:continue-numbering="true" text:style-name="L1">
        <text:list-item>
          <text:p text:style-name="P11"><text:span text:style-name="T10">$ ln </text:span><text:span text:style-name="T13">[opções] arquivo link</text:span></text:p>
          <text:list>
            <text:list-item>
              <text:p text:style-name="P8">Cria links. Os links podem ser de dois tipos:</text:p>
            </text:list-item>
          </text:list>
        </text:list-item>
      </text:list>
      <text:list xml:id="list1322445104" text:style-name="L2">
        <text:list-item>
          <text:list>
            <text:list-item>
              <text:p text:style-name="P9">link simbólico: é um arquivo especial que contém um ponteiro que aponta para outro arquivo.</text:p>
            </text:list-item>
            <text:list-item>
              <text:p text:style-name="P9">link físico: links físicos são na verdade um mesmo arquivo, mas com nomes diferentes e possivelmente em diretórios diferentes. Possuem em comum as mesmas permissões. </text:p>
            </text:list-item>
          </text:list>
        </text:list-item>
      </text:list>
      <text:list xml:id="list1833586634" text:continue-list="list1338190603" text:style-name="L1">
        <text:list-item>
          <text:list>
            <text:list-item>
              <text:list>
                <text:list-item>
                  <text:p text:style-name="P7"><text:span text:style-name="T2">-s:</text:span> Cria um link simbólico. O padrão de um comando ln são links físicos<text:span text:style-name="T5">.</text:span></text:p>
                </text:list-item>
                <text:list-item>
                  <text:p text:style-name="P7"><text:span text:style-name="T2">-f: </text:span><text:span text:style-name="T5">Força a criação de um link mesmo que este já exista.</text:span></text:p>
                </text:list-item>
              </text:list>
            </text:list-item>
          </text:list>
        </text:list-item>
      </text:list>
      <text:p text:style-name="P2"><text:tab/><text:tab/>$ ln -s /usr/src/linux /usr/src</text:p>
      <text:p text:style-name="P2"><text:tab/><text:tab/>$ ln /var/log/messages /var/adm/log/kernel</text:p>
      <text:p text:style-name="P5"><text:span text:style-name="T5"><text:tab/><text:tab/></text:span><text:span text:style-name="T6">Trabalhando com Quotas de Disco</text:span></text:p>
      <text:p text:style-name="P6">Obs.: Estes comando só funcionam se as quotas de discos estiverem configuradas e ativas</text:p>
      <text:list xml:id="list1149524557" text:continue-numbering="true" text:style-name="L1">
        <text:list-item>
          <text:p text:style-name="P7"><text:bookmark-start text:name="__DdeLink__1840_1283685315"/><text:span text:style-name="T4"># quota </text:span><text:span text:style-name="T1">[opções] usuário/grupo</text:span><text:bookmark-end text:name="__DdeLink__1840_1283685315"/></text:p>
          <text:list>
            <text:list-item>
              <text:p text:style-name="P7">Mostra as quotas de espaço em disco configuradas para um determinado usuário ou grupo e o espaço utilizado.</text:p>
              <text:list>
                <text:list-item>
                  <text:p text:style-name="P7"><text:span text:style-name="T2">-u:</text:span> <text:span text:style-name="T5">Mostra a quota definida para um determinado usuário (padrão).</text:span></text:p>
                </text:list-item>
                <text:list-item>
                  <text:p text:style-name="P7"><text:span text:style-name="T2">-g: </text:span><text:span text:style-name="T5">Mostra a quota definida para um determinado grupo.</text:span></text:p>
                </text:list-item>
                <text:list-item>
                  <text:p text:style-name="P7"><text:span text:style-name="T2">-q: </text:span><text:span text:style-name="T5">Mostra somente qando a quota for excedida.</text:span></text:p>
                </text:list-item>
                <text:list-item>
                  <text:p text:style-name="P7"><text:span text:style-name="T2">-v: </text:span><text:span text:style-name="T5">Mostra as quotas mesmo que nenhuma esteja definida.</text:span></text:p>
                </text:list-item>
              </text:list>
            </text:list-item>
          </text:list>
        </text:list-item>
      </text:list>
      <text:p text:style-name="P4"><text:tab/><text:tab/># quota -v rodrigo</text:p>
      <text:list xml:id="list2047715534" text:continue-numbering="true" text:style-name="L1">
        <text:list-item>
          <text:p text:style-name="P7"><text:span text:style-name="T4"># quotaon </text:span><text:span text:style-name="T1">[opções] [dispositivos]</text:span></text:p>
          <text:list>
            <text:list-item>
              <text:p text:style-name="P7">Habilita o gerenciamento de quotas em um dispositivo previamente configurado.</text:p>
              <text:list>
                <text:list-item>
                  <text:p text:style-name="P7"><text:span text:style-name="T2">-a:</text:span> <text:span text:style-name="T5">Habilita o gerenciamento de quotas para todos os dispositivos para controle de quotas no arquivo </text:span><text:span text:style-name="T2">/etc/fstab</text:span><text:span text:style-name="T5">.</text:span></text:p>
                </text:list-item>
                <text:list-item>
                  <text:p text:style-name="P7"><text:span text:style-name="T2">-g: </text:span><text:span text:style-name="T5">Habilita o gerenciamento de quotas para grupos em um determinado dispositivo.</text:span></text:p>
                </text:list-item>
                <text:list-item>
                  <text:p text:style-name="P7"><text:span text:style-name="T2">-u: </text:span><text:span text:style-name="T5">Habilita o gerenciamento de quotas para usuários em um determinado dispositivo.</text:span></text:p>
                </text:list-item>
                <text:list-item>
                  <text:p text:style-name="P7"><text:span text:style-name="T2">-v: </text:span><text:span text:style-name="T5">Mostra todos os dispositivos onde o gerenciamento de quotas foi habilitado.</text:span></text:p>
                </text:list-item>
              </text:list>
            </text:list-item>
          </text:list>
        </text:list-item>
      </text:list>
      <text:p text:style-name="P4"><text:tab/><text:tab/># quotaon -avug</text:p>
      <text:list xml:id="list1891430065" text:continue-numbering="true" text:style-name="L1">
        <text:list-item>
          <text:p text:style-name="P7"><text:span text:style-name="T4"># quotaoff </text:span><text:span text:style-name="T1">[opções] [dispositivos]</text:span></text:p>
          <text:list>
            <text:list-item>
              <text:p text:style-name="P7">Desabilita o gerenciamento de quotas em determinado dispositivo.</text:p>
            </text:list-item>
          </text:list>
        </text:list-item>
      </text:list>
      <text:p text:style-name="P4"><text:tab/><text:tab/># quotaoff -gu /dev/hda1</text:p>
      <text:list xml:id="list1354905886" text:continue-numbering="true" text:style-name="L1">
        <text:list-item>
          <text:p text:style-name="P7"><text:span text:style-name="T4"># quotacheck </text:span><text:span text:style-name="T1">[opções] [dispositivos]</text:span></text:p>
          <text:list>
            <text:list-item>
              <text:p text:style-name="P7">Faz uma varredura em um dispositivo e constrói os arquivos de banco de dados de quotas. É importante que este comando seja executado com certa regularidade para que o banco de quotas esteja fiel à realidade do sistema de arquivos.</text:p>
              <text:list>
                <text:list-item>
                  <text:p text:style-name="P7"><text:span text:style-name="T2">-a:</text:span> <text:span text:style-name="T5">Faz a varredura de todos os dispositivos configurados para o gerenciamento de quotas no arquivo /</text:span><text:span text:style-name="T2">etc/fstab</text:span><text:span text:style-name="T5"> e constrói a base de dados para usuários e grupos.</text:span></text:p>
                </text:list-item>
                <text:list-item>
                  <text:p text:style-name="P7"><text:span text:style-name="T2">-g [grupo]: </text:span><text:span text:style-name="T5">Constrói a base de dados de quotas para um determinado grupo.</text:span></text:p>
                </text:list-item>
                <text:list-item>
                  <text:p text:style-name="P7"><text:span text:style-name="T2">-u [usuário]: </text:span><text:span text:style-name="T5">Constrói a base de dados de quotas para um determinado usuário.</text:span></text:p>
                </text:list-item>
                <text:list-item>
                  <text:p text:style-name="P7"><text:span text:style-name="T2">-v: </text:span><text:span text:style-name="T5">Mostra todos os procedimentos executados pelo </text:span><text:span text:style-name="T2">quotachek</text:span><text:span text:style-name="T5">.</text:span></text:p>
                </text:list-item>
              </text:list>
            </text:list-item>
          </text:list>
        </text:list-item>
      </text:list>
      <text:p text:style-name="P4"><text:tab/><text:tab/># quotaoff -a</text:p>
      <text:p text:style-name="P4"><text:tab/><text:tab/># quotacheck -aug</text:p>
      <text:p text:style-name="P4"><text:tab/><text:tab/># quotaon</text:p>
      <text:list xml:id="list2011325750" text:continue-numbering="true" text:style-name="L1">
        <text:list-item>
          <text:p text:style-name="P7"><text:span text:style-name="T4"># edquota </text:span><text:span text:style-name="T1">[opções] usuário/grupo</text:span></text:p>
          <text:list>
            <text:list-item>
              <text:p text:style-name="P7">Edita quotas para usuários e grupos.</text:p>
              <text:list>
                <text:list-item>
                  <text:p text:style-name="P7"><text:span text:style-name="T2">-g:</text:span> Se a opção -g for especificada, o edquotas deverá receber como parâmetro o nome do grupo<text:span text:style-name="T5">.</text:span></text:p>
                </text:list-item>
                <text:list-item>
                  <text:p text:style-name="P7"><text:span text:style-name="T2">-u: </text:span><text:span text:style-name="T5">Esta é a opção, para editar as quotas do usuário.</text:span></text:p>
                </text:list-item>
                <text:list-item>
                  <text:p text:style-name="P7"><text:span text:style-name="T2">-p usuárioexemplo: </text:span><text:span text:style-name="T5">Esta opção é chamada de proto-usuário. Você pode utilzar esta opção para copiar as configurações de um usuário padrão para um outro usuário.</text:span></text:p>
                </text:list-item>
                <text:list-item>
                  <text:p text:style-name="P7"><text:span text:style-name="T2">-t: </text:span><text:span text:style-name="T5">Esta oppção é para configurar o período de graça para os usuários ou determinado grupo. Deve ser combinado com a opção </text:span><text:span text:style-name="T2">-u </text:span><text:span text:style-name="T5">ou </text:span><text:span text:style-name="T2">-g</text:span><text:span text:style-name="T5">.</text:span></text:p>
                </text:list-item>
              </text:list>
            </text:list-item>
          </text:list>
        </text:list-item>
      </text:list>
      <text:p text:style-name="P4"><text:tab/><text:tab/># edquota -tu</text:p>
      <text:list xml:id="list217181984" text:continue-numbering="true" text:style-name="L1">
        <text:list-item>
          <text:p text:style-name="P7"><text:span text:style-name="T4"># repquota </text:span><text:span text:style-name="T1">[opções] dispositivo</text:span></text:p>
          <text:list>
            <text:list-item>
              <text:p text:style-name="P7">Cria um relatório das quotas e utilização do disco dos usuários de um determinado dispositivo ou grupo.</text:p>
              <text:list>
                <text:list-item>
                  <text:p text:style-name="P7"><text:span text:style-name="T2">-a:</text:span> <text:span text:style-name="T5">Cria um relatório de quota para todos os dispositivos configurados para gerenciamento de quotas no arquivo /etc/fstab.</text:span></text:p>
                </text:list-item>
                <text:list-item>
                  <text:p text:style-name="P7"><text:span text:style-name="T2">-g: </text:span><text:span text:style-name="T5">Esta opção reporta a utilização de quotas por grupo.</text:span></text:p>
                </text:list-item>
                <text:list-item>
                  <text:p text:style-name="P7"><text:span text:style-name="T2">-u: </text:span><text:span text:style-name="T5">Esta é a opção padrão, que cria um relatório de utilização por usuário.</text:span></text:p>
                </text:list-item>
              </text:list>
            </text:list-item>
          </text:list>
        </text:list-item>
      </text:list>
      <text:p text:style-name="P4"><text:tab/><text:tab/># repquota -va</text:p>
      <text:list xml:id="list637895723" text:continue-numbering="true" text:style-name="L1">
        <text:list-item>
          <text:list>
            <text:list-item>
              <text:list>
                <text:list-item>
                  <text:p text:style-name="P7"><text:span text:style-name="T2">-v: </text:span><text:span text:style-name="T5">Cria um cabeçalho descritivo para o relatório.</text:span></text:p>
                </text:list-item>
              </text:list>
            </text:list-item>
          </text:list>
        </text:list-item>
      </text:list>
      <text:p text:style-name="P10">Executando, Gerenciando e Eliminando Processos</text:p>
      <text:list xml:id="list1682074493" text:continue-numbering="true" text:style-name="L1">
        <text:list-item>
          <text:p text:style-name="P7"><text:span text:style-name="T4">$ ps </text:span><text:span text:style-name="T1">[opções]</text:span></text:p>
          <text:list>
            <text:list-item>
              <text:p text:style-name="P7">Gera uma lista com todos os processos em execução e seus atributos.</text:p>
              <text:list>
                <text:list-item>
                  <text:p text:style-name="P7"><text:span text:style-name="T2">-a:</text:span> <text:span text:style-name="T5">Mostra os processos em execução de todos os usuários. Normalmente ele mostra somente os processos pertencentes ao usuário que executou o ps. </text:span></text:p>
                </text:list-item>
                <text:list-item>
                  <text:p text:style-name="P7"><text:span text:style-name="T2">-u: </text:span><text:span text:style-name="T5">Mostra a lista de processos incluindo o nome dos usuários donos dos processos e início das execuções, percentual de CPU, percentual de memória utilizada e terminal associado.</text:span></text:p>
                </text:list-item>
                <text:list-item>
                  <text:p text:style-name="P7"><text:span text:style-name="T2">-x: </text:span><text:span text:style-name="T5">Mostra a lista de processos que não têm um terminal associado a ele. Útil para visualizar processos de servidores.</text:span></text:p>
                </text:list-item>
                <text:list-item>
                  <text:p text:style-name="P7"><text:span text:style-name="T2">-f: </text:span><text:span text:style-name="T5">Mostra os processos em forma de árvore. Muito útil para identificar a relação de processo pai e filho entre os processos em execução.</text:span></text:p>
                </text:list-item>
              </text:list>
            </text:list-item>
          </text:list>
        </text:list-item>
      </text:list>
      <text:p text:style-name="P4"><text:tab/><text:tab/>$ ps</text:p>
      <text:p text:style-name="P4"><text:tab/><text:tab/>$ ps -aux</text:p>
      <text:p text:style-name="P4"><text:tab/><text:tab/>$ ps -lax</text:p>
      <text:list xml:id="list1605825885" text:continue-numbering="true" text:style-name="L1">
        <text:list-item>
          <text:p text:style-name="P12"><text:span text:style-name="T9">$ pstree </text:span><text:span text:style-name="T12">[opções] [pid/usuário]</text:span></text:p>
          <text:list>
            <text:list-item>
              <text:p text:style-name="P7">Mostra toda a árvore de processos desde o <text:span text:style-name="T2">init </text:span><text:span text:style-name="T5">até o último processo em execução</text:span>.</text:p>
              <text:list>
                <text:list-item>
                  <text:p text:style-name="P7"><text:span text:style-name="T2">-a:</text:span> <text:span text:style-name="T5">Mostra a linha de comando utilizada para iniciar os processos. </text:span></text:p>
                </text:list-item>
                <text:list-item>
                  <text:p text:style-name="P7"><text:span text:style-name="T2">-c: </text:span><text:span text:style-name="T5">Desabilita a função de mesclar os processo idênticos no mesmo nível de hierarquia.</text:span></text:p>
                </text:list-item>
                <text:list-item>
                  <text:p text:style-name="P7"><text:span text:style-name="T2">-G: </text:span><text:span text:style-name="T5">Utiliza o formato VT100 para mostrar as linhas entre os processos.</text:span></text:p>
                </text:list-item>
                <text:list-item>
                  <text:p text:style-name="P7"><text:span text:style-name="T2">-h: </text:span><text:span text:style-name="T5">Destaca os processos ligados ao terminal no exato momento.</text:span></text:p>
                </text:list-item>
                <text:list-item>
                  <text:p text:style-name="P7"><text:span text:style-name="T2">-p: </text:span><text:span text:style-name="T5">Inclui o PID dos processos na listagem.</text:span></text:p>
                </text:list-item>
              </text:list>
            </text:list-item>
          </text:list>
        </text:list-item>
      </text:list>
      <text:p text:style-name="P4"><text:tab/><text:tab/>$ pstree -G -c -p</text:p>
      <text:list xml:id="list228793849" text:continue-numbering="true" text:style-name="L1">
        <text:list-item>
          <text:p text:style-name="P12"><text:span text:style-name="T9">$ top </text:span><text:span text:style-name="T12">[opções] </text:span></text:p>
          <text:list>
            <text:list-item>
              <text:p text:style-name="P7">Mostra <text:span text:style-name="T5">os processos mas atualiza a tela, muito útil para monitoramento</text:span>.</text:p>
              <text:list>
                <text:list-item>
                  <text:p text:style-name="P7"><text:span text:style-name="T2">-b:</text:span> <text:span text:style-name="T5">Executa em modo batch ou arquivo em lote. Utilizado para redirecionar a saída do comando para outro processo ou para um arquivo.</text:span></text:p>
                </text:list-item>
                <text:list-item>
                  <text:p text:style-name="P7"><text:span text:style-name="T2">-d n: </text:span><text:span text:style-name="T5">Determina o tempo das atualizações da tela em </text:span><text:span text:style-name="T2">n </text:span><text:span text:style-name="T5">segundos.</text:span></text:p>
                </text:list-item>
                <text:list-item>
                  <text:p text:style-name="P7"><text:span text:style-name="T2">-n num: </text:span><text:span text:style-name="T5">Mostra o número de vezes na tela as atualizações dos processo em execução e depois termina. Útil com a opção -b.</text:span></text:p>
                </text:list-item>
                <text:list-item>
                  <text:p text:style-name="P7"><text:span text:style-name="T2">-q: </text:span><text:span text:style-name="T5">Executa com atualizações em tempo real. Consome muita CPU.</text:span></text:p>
                </text:list-item>
                <text:list-item>
                  <text:p text:style-name="P7"><text:span text:style-name="T2">-u: </text:span><text:span text:style-name="T5">Mostra o processo em execução de um determinado usuário.</text:span></text:p>
                </text:list-item>
                <text:list-item>
                  <text:p text:style-name="P11"><text:span text:style-name="T11">-p: </text:span><text:span text:style-name="T8">Monitora um determinado processo identificado pelo seu PID.</text:span></text:p>
                </text:list-item>
              </text:list>
            </text:list-item>
            <text:list-item>
              <text:p text:style-name="P8">Comando durante a execução:</text:p>
              <text:list>
                <text:list-item>
                  <text:p text:style-name="P11"><text:span text:style-name="T11">Z: </text:span><text:span text:style-name="T8">Muda o esquema de cores do top.</text:span></text:p>
                </text:list-item>
                <text:list-item>
                  <text:p text:style-name="P11"><text:span text:style-name="T11">F: </text:span><text:span text:style-name="T8">Adiciona colunas com mais opções de monitoramento dos processos.</text:span></text:p>
                </text:list-item>
                <text:list-item>
                  <text:p text:style-name="P11"><text:span text:style-name="T11">u: </text:span><text:span text:style-name="T8">Mostra os processos de um determinado usuário.</text:span></text:p>
                </text:list-item>
                <text:list-item>
                  <text:p text:style-name="P11"><text:span text:style-name="T11">k: </text:span><text:span text:style-name="T8">Termina com um determinado processo.</text:span></text:p>
                </text:list-item>
                <text:list-item>
                  <text:p text:style-name="P11"><text:span text:style-name="T11">r: </text:span><text:span text:style-name="T8">Muda a prioridade de execução do processo (renice).</text:span></text:p>
                </text:list-item>
                <text:list-item>
                  <text:p text:style-name="P11"><text:span text:style-name="T11">R: </text:span><text:span text:style-name="T8">Muda a ordem do processo de acordo com a utilização da CPU.</text:span></text:p>
                </text:list-item>
                <text:list-item>
                  <text:p text:style-name="P11"><text:span text:style-name="T11">q: </text:span><text:span text:style-name="T8">Sai do modo interativo do top.</text:span></text:p>
                </text:list-item>
              </text:list>
            </text:list-item>
          </text:list>
        </text:list-item>
        <text:list-item>
          <text:p text:style-name="P12"><text:span text:style-name="T9">$ kill </text:span><text:span text:style-name="T12">[-sinal] PID</text:span></text:p>
          <text:list>
            <text:list-item>
              <text:p text:style-name="P7"><text:span text:style-name="T5">Envia um sinal para os processos, que por padrão é o TERM</text:span>.</text:p>
            </text:list-item>
          </text:list>
        </text:list-item>
      </text:list>
      <text:p text:style-name="P4"><text:tab/><text:tab/>$ kill -9 10453 23934</text:p>
      <text:list xml:id="list883051824" text:continue-numbering="true" text:style-name="L1">
        <text:list-item>
          <text:p text:style-name="P12"><text:span text:style-name="T9">$ killall </text:span><text:span text:style-name="T12">[-sinal] NOME_DO_PROCESSO</text:span></text:p>
          <text:list>
            <text:list-item>
              <text:p text:style-name="P7"><text:span text:style-name="T5">Envia </text:span><text:span text:style-name="T3">sinais</text:span><text:span text:style-name="T5"> para os processos e recebe como parâmetro o nome do processo</text:span>.</text:p>
            </text:list-item>
          </text:list>
        </text:list-item>
      </text:list>
      <text:p text:style-name="P4"><text:tab/><text:tab/>$ killall -9 httpd</text:p>
      <text:list xml:id="list1278701647" text:continue-numbering="true" text:style-name="L1">
        <text:list-item>
          <text:p text:style-name="P12"><text:span text:style-name="T9">$ jobs </text:span><text:span text:style-name="T12">[opções] [número_da_tarefa]</text:span></text:p>
          <text:list>
            <text:list-item>
              <text:p text:style-name="P7"><text:span text:style-name="T5">Lista os processos que estão em execução em segundo plano</text:span>.</text:p>
              <text:list>
                <text:list-item>
                  <text:p text:style-name="P7"><text:span text:style-name="T2">-l:</text:span> <text:span text:style-name="T5">Lista o PID dos processos em segundo plano.</text:span></text:p>
                </text:list-item>
              </text:list>
            </text:list-item>
          </text:list>
        </text:list-item>
        <text:list-item>
          <text:p text:style-name="P11"><text:span text:style-name="T10">$ bg </text:span><text:span text:style-name="T13">[número_da_tarefa]</text:span></text:p>
          <text:list>
            <text:list-item>
              <text:p text:style-name="P7"><text:span text:style-name="T5">Coloca em segundo plano o processo em execução</text:span>.</text:p>
            </text:list-item>
          </text:list>
        </text:list-item>
      </text:list>
      <text:p text:style-name="P4"><text:tab/><text:tab/>$ find / -name mss &gt; lista_msg.txt <text:s text:c="2"/>→ <text:span text:style-name="T2">Ctrl+z</text:span></text:p>
      <text:p text:style-name="P4"><text:tab/><text:tab/>$ bg</text:p>
      <text:list xml:id="list913243185" text:continue-numbering="true" text:style-name="L1">
        <text:list-item>
          <text:p text:style-name="P11"><text:span text:style-name="T10">$ fg </text:span><text:span text:style-name="T13">[número_da_tarefa]</text:span></text:p>
          <text:list>
            <text:list-item>
              <text:p text:style-name="P7"><text:span text:style-name="T5">Coloca a tarefa em primeiro plano</text:span>.</text:p>
            </text:list-item>
          </text:list>
        </text:list-item>
        <text:list-item>
          <text:p text:style-name="P11"><text:span text:style-name="T10">$ nice </text:span><text:span text:style-name="T13">[-n ajuste_de_prioridade] [comando]</text:span></text:p>
          <text:list>
            <text:list-item>
              <text:p text:style-name="P7"><text:span text:style-name="T5">Ajusta o tempo disponível de CPU</text:span>.</text:p>
            </text:list-item>
          </text:list>
        </text:list-item>
        <text:list-item>
          <text:p text:style-name="P12"><text:span text:style-name="T9">$ renice </text:span><text:span text:style-name="T12">[+/-] ajuste_prioridade [opções] PID/Usuário</text:span></text:p>
          <text:list>
            <text:list-item>
              <text:p text:style-name="P7"><text:span text:style-name="T5">Ajusta a prioridade de execução de processos que já estão rodando</text:span>.</text:p>
              <text:list>
                <text:list-item>
                  <text:p text:style-name="P7"><text:span text:style-name="T2">-p:</text:span> <text:span text:style-name="T5">Recebe um PID para alterar sua prioridade. </text:span></text:p>
                </text:list-item>
                <text:list-item>
                  <text:p text:style-name="P7"><text:span text:style-name="T2">-u: </text:span><text:span text:style-name="T5">Recebe um nome de usuário para alterar a prioridade de todos os processos deste usuário em execução.</text:span></text:p>
                </text:list-item>
                <text:list-item>
                  <text:p text:style-name="P7"><text:span text:style-name="T2">-g: </text:span><text:span text:style-name="T5">Recebe um nome de um grupo para alterar a prioridade de todos os processos pertencentes a este grupo.</text:span></text:p>
                </text:list-item>
              </text:list>
            </text:list-item>
          </text:list>
        </text:list-item>
      </text:list>
      <text:p text:style-name="P4"><text:tab/><text:tab/># renice -1 987 -u daemon root -p 3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size="6pt" style:font-name-asian="OpenSymbol" style:font-size-asian="5.25pt" style:font-name-complex="OpenSymbol" style:font-size-complex="6pt"/>
    </style:style>
    <style:style style:name="Numbering_20_Symbols" style:display-name="Numbering Symbols" style:family="text">
      <style:text-properties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3-17T16:14:49</dc:date>
    <dc:creator>Oriso </dc:creator>
    <meta:editing-duration>PT43H22M33S</meta:editing-duration>
    <meta:editing-cycles>219</meta:editing-cycles>
    <meta:generator>OpenOffice.org/3.2$Linux OpenOffice.org_project/320m12$Build-9483</meta:generator>
    <meta:printed-by>Oriso </meta:printed-by>
    <meta:print-date>2012-02-21T12:45:45</meta:print-date>
    <meta:document-statistic meta:table-count="0" meta:image-count="0" meta:object-count="0" meta:page-count="1" meta:paragraph-count="154" meta:word-count="1604" meta:character-count="9189"/>
  </office:meta>
</office:document-meta>
</file>